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fo:break-before="page"/>
    </style:style>
    <style:style style:name="P5" style:family="paragraph" style:parent-style-name="Standard">
      <style:paragraph-properties fo:line-height="200%"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ncent Zeng</text:p>
      <text:p text:style-name="P1">Professor Donald Sutton</text:p>
      <text:p text:style-name="P1">79-262 Modern China</text:p>
      <text:p text:style-name="P1">16 April 2015</text:p>
      <text:p text:style-name="P2">The Fear-Cult of Mao</text:p>
      <text:p text:style-name="P3"><text:tab/>The disastrous conditions in China following the Great Leap Forward threatened Chairman Mao's position as a leader of a revolutionary state. Sensing a potential for loss of faith in his authority, Mao needed a way to secure his status; the uncertainty the rest of the country had in China's future was turned into a culture of paranoia through Mao's exaggeration of his own fear. He was pre-emptively trying to root out potential betrayals within his own officials before this happened, which meant that it no longer sufficed for his policies to address actions; rather, his tactic was to create categories and terminology that meant people could have incorrect thoughts and incorrect personalities, going beyond just someone's personal history. By externalizing his own mistrust onto the rest of the country, he created an environment in which he could never be wrong, while making it impossible for anyone else to be right.</text:p>
      <text:p text:style-name="P3"><text:tab/>Many of the techniques used during the Maoist campaign were extensions of procedures already in place prior to the Cultural revolution. The basic format was that one would be identified as having performed some bad action, required to make a self-criticism, and then accepting punishments in order to correct that behavior. As part of Liberation, this process was crucial for the Communist Party to gain control over an entrenched old class system. This was such an effective means of establishing a status quo that it was an obvious tactic to continue for Mao's personal authority campaign.</text:p>
      <text:p text:style-name="P3"><text:tab/>One of the main benefits of the self-criticism process was that party members themselves were already expected to use it; in her family biography, Jung Chang mentions multiple times when her father and mother, both high-ranking Party members, had to perform a self-criticism in order to address actions they had taken that were taken to be not purely beneficial to the revolution. Through <text:soft-page-break/>leaning on this familiar process, Mao's campaign of fear easily percolated through the party; self-criticism was always the right thing to do whenever there was a problem, and thus if Mao wanted you to self-criticize something, it was surely something that needed to be done. <text:s/>Similarly, if someone did not want to self-criticize, they would be in the wrong.</text:p>
      <text:p text:style-name="P3"><text:tab/>Mao targeted people he claimed were taking the “capitalist road”, which suggested that they were people who were not yet capitalists, but seemed to be heading in that direction. By defining his enemies in such a vague, transitional state, that label had the flexibility to cover virtually anyone it was applied to, except for Mao himself. Esherick interprets this as having “implied that the accused wished to reverse the achievements of China's socialist revolution” (283); in other words, the capitalist road led away from Mao, and anyone who walked down that path was a traitor to the Communist Party. The problem, though, is that there isn't a literal road, and that traitors are not so easy to identify; Mao had to criminalize the act of considering treason if he wanted to prevent it from happening.</text:p>
      <text:p text:style-name="P3"><text:tab/>The critical factor in this is that Mao did not trust anyone, so he needed to create an environment when other people didn't trust each other, either. Chang claimed that Mao wasn't even sure what a “capitalist roader” was (276), but that he knew they existed and needed to be wiped out. His declaration of war against an undefinable category of people resulted in his loyalists scrambling to find those enemies, which meant that they were practically inventing definitions on the fly. This was a process of challenging previous structures of leadership, a constant questioning of authority that was well-suited to the teenagers and young people who were caught up in the excitement of having a revolution. The Red Guard formed as an extension of Mao's fear of enemies within the party, amplified by the common adolescent mistrust of adults.</text:p>
      <text:p text:style-name="P3"><text:tab/>The categories that the Red Guard divided people into reflected ideas that were already a part of the revolutionary culture; people were “red” if they were revolutionaries, “black” if they were counter-revolutionary, and “grey” if they were ambiguous (Chang, 294). While these categories started out from specific family backgrounds and occupations, they rapidly drifted into <text:soft-page-break/>more vague definitions; anyone could be called “black” if they were no longer in the favor of the “reds”. Furthermore, Mao's insistence that a certain percentage of counter-revolutionaries existed meant that the “reds” felt the pressure to fill a particular quota, which motivated them to label people as “blacks” just for the sake of fulfilling Mao's claim. The vagueness of the red/black/grey categories meant that people could be classified for reasons from personal vendettas to purely random whims.</text:p>
      <text:p text:style-name="P3"><text:tab/>As the Red Guard considered themselves an extension of Mao's will, they believed that Mao could not possibly be wrong, and thus they could not possibly be wrong, either. Slogans cited their support of Mao's absolute authority, and they accepted even his apparent contradictions in ideals. However, this mindless mass-adherence to one man created opportunities for disillusionment; even if it was impossible to resist the tide of red, individuals were able to see through the cracks and question whether or not this was the right thing to do. Chang tells of times she did not wish to participate in the destruction the Red Guards expected her to join, even though she signed up willingly (293, 307). Esherick tells of Binbin, who joined a youth work team when her father was under Red Guard detention, and quickly learned to undermine the system by deliberately breaking rules and then self-criticizing for a lenient punishment (290-291). </text:p>
      <text:p text:style-name="P3"><text:tab/>A culture based on paranoia can only go so far; while an effective short-term means of upsetting the status quo, the inevitable effects of the Cultural Revolution was breeding discontent and even stronger mistrust of Maoist policy in the long run. Mao's tactic of making vague statements about broad categories of enemies with no possibility of clear distinctions meant that no one could truly understand what he wanted; this ultimately ended up damaging his credibility and creating a chaotic environment of uncertainty.</text:p>
      <text:p text:style-name="P4">References</text:p>
      <text:p text:style-name="P3">Chang, Jung. 2003. <text:span text:style-name="T1">Wild Swans.</text:span></text:p>
      <text:p text:style-name="P3"><text:span text:style-name="T2">Esherick, Joseph. 2011. </text:span><text:span text:style-name="T1">Family Lea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 PL KaitiM GB"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 PL KaitiM GB"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cent Zeng</meta:initial-creator>
    <meta:creation-date>2015-04-16T13:29:44</meta:creation-date>
    <dc:date>2015-04-17T13:18:59</dc:date>
    <dc:creator>Vincent Zeng</dc:creator>
    <meta:editing-duration>PT1H40M53S</meta:editing-duration>
    <meta:editing-cycles>6</meta:editing-cycles>
    <meta:generator>OpenOffice/4.1.1$Linux OpenOffice.org_project/411m6$Build-9775</meta:generator>
    <meta:document-statistic meta:table-count="0" meta:image-count="0" meta:object-count="0" meta:page-count="4" meta:paragraph-count="16" meta:word-count="1037" meta:character-count="6419"/>
  </office:meta>
</office:document-meta>
</file>